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ize="12pt" fo:font-style="italic" fo:font-weight="bold" fo:background-color="#ccff99" style:font-size-asian="12pt" style:font-style-asian="italic" style:font-weight-asian="bold" style:font-size-complex="12pt" style:font-style-complex="italic"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size="12pt" style:font-size-asian="12pt" style:font-size-complex="12pt"/>
    </style:style>
    <style:style style:name="P6" style:family="paragraph" style:parent-style-name="Standard">
      <style:paragraph-properties fo:line-height="115%" fo:text-align="justify" style:justify-single-word="false" fo:break-before="auto" fo:break-after="auto" style:writing-mode="lr-tb"/>
      <style:text-properties fo:color="#212121"/>
    </style:style>
    <style:style style:name="P7" style:family="paragraph" style:parent-style-name="Standard">
      <style:paragraph-properties fo:line-height="115%" fo:text-align="justify" style:justify-single-word="false" fo:break-before="auto" fo:break-after="auto" style:writing-mode="lr-tb"/>
      <style:text-properties fo:color="#212121" fo:font-style="italic" style:font-style-asian="italic" style:font-style-complex="italic"/>
    </style:style>
    <style:style style:name="P8" style:family="paragraph" style:parent-style-name="Standard">
      <style:paragraph-properties fo:line-height="115%" fo:break-before="auto" fo:break-after="auto" style:writing-mode="lr-tb"/>
      <style:text-properties fo:background-color="#ffffff"/>
    </style:style>
    <style:style style:name="P9" style:family="paragraph" style:parent-style-name="Standard">
      <style:paragraph-properties fo:line-height="115%" fo:break-before="auto" fo:break-after="auto" style:writing-mode="lr-tb"/>
      <style:text-properties fo:font-size="10pt" style:font-size-asian="10pt" style:font-size-complex="10pt"/>
    </style:style>
    <style:style style:name="P10" style:family="paragraph" style:parent-style-name="Standard">
      <style:paragraph-properties fo:line-height="115%" fo:break-before="auto" fo:break-after="auto" style:writing-mode="lr-tb"/>
      <style:text-properties fo:font-size="10pt" fo:font-style="italic" style:font-size-asian="10pt" style:font-style-asian="italic" style:font-size-complex="10pt" style:font-style-complex="italic"/>
    </style:style>
    <style:style style:name="P1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12" style:family="paragraph" style:parent-style-name="Standard">
      <style:paragraph-properties fo:line-height="115%" fo:text-align="center" style:justify-single-word="false" fo:break-before="auto" fo:break-after="auto" style:writing-mode="lr-tb"/>
      <style:text-properties fo:font-style="italic" fo:font-weight="bold" fo:background-color="#ccff99" style:font-style-asian="italic" style:font-weight-asian="bold" style:font-style-complex="italic" style:font-weight-complex="bold"/>
    </style:style>
    <style:style style:name="P13" style:family="paragraph" style:parent-style-name="Standard">
      <style:paragraph-properties fo:line-height="115%" fo:text-align="justify" style:justify-single-word="false" style:writing-mode="lr-tb"/>
    </style:style>
    <style:style style:name="P14"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style="italic" fo:font-weight="bold" fo:background-color="#ccff99" style:font-size-asian="14pt" style:font-style-asian="italic" style:font-weight-asian="bold" style:font-size-complex="14pt" style:font-style-complex="italic" style:font-weight-complex="bold"/>
    </style:style>
    <style:style style:name="P15"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16" style:family="paragraph" style:parent-style-name="Standard" style:list-style-name="LS2">
      <style:paragraph-properties fo:margin-top="0cm" fo:margin-bottom="0cm" fo:line-height="115%" fo:text-align="justify" style:justify-single-word="false" fo:break-before="auto" fo:break-after="auto" style:writing-mode="lr-tb"/>
    </style:style>
    <style:style style:name="P17"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18" style:family="paragraph" style:parent-style-name="Standard" style:list-style-name="LS4">
      <style:paragraph-properties fo:margin-top="0cm" fo:margin-bottom="0cm" fo:line-height="115%" fo:text-align="justify" style:justify-single-word="false" fo:break-before="auto" fo:break-after="auto" style:writing-mode="lr-tb"/>
    </style:style>
    <style:style style:name="P19" style:family="paragraph" style:parent-style-name="Standard" style:list-style-name="LS5">
      <style:paragraph-properties fo:margin-top="0cm" fo:margin-bottom="0cm" fo:line-height="115%" fo:text-align="justify" style:justify-single-word="false" fo:break-before="auto" fo:break-after="auto" style:writing-mode="lr-tb"/>
    </style:style>
    <style:style style:name="P20" style:family="paragraph" style:parent-style-name="Standard" style:list-style-name="LS6">
      <style:paragraph-properties fo:margin-top="0cm" fo:margin-bottom="0cm" fo:line-height="115%" fo:text-align="justify" style:justify-single-word="false" fo:break-before="auto" fo:break-after="auto" style:writing-mode="lr-tb"/>
    </style:style>
    <style:style style:name="P21" style:family="paragraph" style:parent-style-name="Standard" style:list-style-name="LS7">
      <style:paragraph-properties fo:margin-top="0cm" fo:margin-bottom="0cm" fo:line-height="115%" fo:text-align="justify" style:justify-single-word="false" fo:break-before="auto" fo:break-after="auto" style:writing-mode="lr-tb"/>
    </style:style>
    <style:style style:name="P22" style:family="paragraph" style:parent-style-name="Standard" style:list-style-name="LS8">
      <style:paragraph-properties fo:margin-top="0cm" fo:margin-bottom="0cm" fo:line-height="115%" fo:text-align="justify" style:justify-single-word="false" fo:break-before="auto" fo:break-after="auto" style:writing-mode="lr-tb"/>
    </style:style>
    <style:style style:name="P23" style:family="paragraph" style:parent-style-name="Standard" style:list-style-name="LS9">
      <style:paragraph-properties fo:margin-top="0cm" fo:margin-bottom="0cm" fo:line-height="115%" fo:text-align="justify" style:justify-single-word="false" fo:break-before="auto" fo:break-after="auto" style:writing-mode="lr-tb"/>
    </style:style>
    <style:style style:name="P24" style:family="paragraph" style:parent-style-name="Standard" style:list-style-name="LS3">
      <style:paragraph-properties fo:margin-top="0cm" fo:margin-bottom="0cm" fo:line-height="115%" fo:text-align="justify" style:justify-single-word="false" fo:break-before="auto" fo:break-after="auto" style:writing-mode="lr-tb"/>
      <style:text-properties fo:color="#212121"/>
    </style:style>
    <style:style style:name="P25" style:family="paragraph" style:parent-style-name="Standard" style:list-style-name="LS9">
      <style:paragraph-properties fo:margin-top="0cm" fo:margin-bottom="0cm" fo:line-height="115%" fo:text-align="justify" style:justify-single-word="false" fo:break-before="auto" fo:break-after="auto" style:writing-mode="lr-tb"/>
      <style:text-properties fo:color="#212121"/>
    </style:style>
    <style:style style:name="T1" style:family="text">
      <style:text-properties fo:font-size="14pt" fo:font-style="italic" fo:font-weight="bold" fo:background-color="#ccff99" style:font-size-asian="14pt" style:font-style-asian="italic" style:font-weight-asian="bold" style:font-size-complex="14pt" style:font-style-complex="italic" style:font-weight-complex="bold"/>
    </style:style>
    <style:style style:name="T2" style:family="text">
      <style:text-properties fo:font-style="italic" fo:font-weight="bold" fo:background-color="#ccff99"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background-color="#ffffcc" style:font-style-asian="italic" style:font-style-complex="italic"/>
    </style:style>
    <style:style style:name="T5" style:family="text">
      <style:text-properties fo:font-style="italic" fo:background-color="#ff9999" style:font-style-asian="italic" style:font-style-complex="italic"/>
    </style:style>
    <style:style style:name="T6" style:family="text">
      <style:text-properties fo:font-size="12pt" fo:font-style="italic" fo:font-weight="bold" fo:background-color="#ccff99" style:font-size-asian="12pt" style:font-style-asian="italic" style:font-weight-asian="bold" style:font-size-complex="12pt" style:font-style-complex="italic" style:font-weight-complex="bold"/>
    </style:style>
    <style:style style:name="T7" style:family="text">
      <style:text-properties fo:font-size="12pt" style:font-size-asian="12pt" style:font-size-complex="12pt"/>
    </style:style>
    <style:style style:name="T8" style:family="text">
      <style:text-properties style:font-name="Times New Roman" style:font-name-asian="Times New Roman" style:font-name-complex="Times New Roman"/>
    </style:style>
    <style:style style:name="T9" style:family="text">
      <style:text-properties style:font-name="Times New Roman" fo:font-weight="bold" style:font-name-asian="Times New Roman" style:font-weight-asian="bold" style:font-name-complex="Times New Roman" style:font-weight-complex="bold"/>
    </style:style>
    <style:style style:name="T10" style:family="text">
      <style:text-properties fo:color="#212121"/>
    </style:style>
    <style:style style:name="T11" style:family="text">
      <style:text-properties fo:color="#212121" fo:font-style="italic" style:font-style-asian="italic" style:font-style-complex="italic"/>
    </style:style>
    <style:style style:name="T12" style:family="text">
      <style:text-properties fo:color="#212121" fo:font-style="italic" fo:background-color="#ffffcc" style:font-style-asian="italic" style:font-style-complex="italic"/>
    </style:style>
    <style:style style:name="T13" style:family="text">
      <style:text-properties fo:color="#212121" fo:background-color="#ffffcc"/>
    </style:style>
    <style:style style:name="T14" style:family="text">
      <style:text-properties fo:color="#1155cc" style:text-underline-style="solid" style:text-underline-width="auto" style:text-underline-color="font-color"/>
    </style:style>
    <style:style style:name="T15" style:family="text">
      <style:text-properties fo:background-color="#ffffff"/>
    </style:style>
    <style:style style:name="T16" style:family="text">
      <style:text-properties fo:background-color="#ffff99"/>
    </style:style>
    <style:style style:name="T17" style:family="text">
      <style:text-properties fo:background-color="#ff9999"/>
    </style:style>
    <style:style style:name="T18" style:family="text">
      <style:text-properties fo:font-size="10pt" fo:background-color="#ffffff" style:font-size-asian="10pt" style:font-size-complex="10pt"/>
    </style:style>
    <style:style style:name="T19" style:family="text">
      <style:text-properties fo:font-size="10pt" style:font-size-asian="10pt" style:font-size-complex="10pt"/>
    </style:style>
    <style:style style:name="T20" style:family="text">
      <style:text-properties fo:font-size="10pt" fo:background-color="#ffcc00"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style="italic" fo:background-color="#ffcc00" style:font-size-asian="10pt" style:font-style-asian="italic" style:font-size-complex="10pt" style:font-style-complex="italic"/>
    </style:style>
    <style:style style:name="T23" style:family="text">
      <style:text-properties fo:background-color="#ffffcc"/>
    </style:style>
    <style:style style:name="T24" style:family="text">
      <style:text-properties fo:color="#0085cf"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ct</text:p>
      <text:p text:style-name="P2"><text:span text:style-name="T1">Ardu</text:span><text:span text:style-name="T1"> </text:span><text:span text:style-name="T1">Xively</text:span><text:span text:style-name="T1"> </text:span><text:span text:style-name="T1">Weather</text:span><text:span text:style-name="T1"> </text:span><text:span text:style-name="T1">Station</text:span></text:p>
      <text:p text:style-name="P12">alias</text:p>
      <text:p text:style-name="P2"><text:span text:style-name="T2">ArduXWeatherStation</text:span><text:span text:style-name="T2"> </text:span><text:span text:style-name="T2">SW</text:span><text:span text:style-name="T2"> </text:span><text:span text:style-name="T2">Ver</text:span><text:span text:style-name="T2">. 1.2</text:span></text:p>
      <text:p text:style-name="P1"/>
      <text:p text:style-name="P2"><text:span text:style-name="T6">- </text:span><text:span text:style-name="T6">Amateur</text:span><text:span text:style-name="T6"> </text:span><text:span text:style-name="T6">Weather</text:span><text:span text:style-name="T6"> </text:span><text:span text:style-name="T6">Station</text:span><text:span text:style-name="T6"> -</text:span></text:p>
      <text:p text:style-name="P4"/>
      <text:p text:style-name="P5"/>
      <text:p text:style-name="P3"><text:span text:style-name="T7">List</text:span><text:span text:style-name="T7"> </text:span><text:span text:style-name="T7">of</text:span><text:span text:style-name="T7"> </text:span><text:span text:style-name="T7">materials</text:span><text:span text:style-name="T7"> </text:span><text:span text:style-name="T7">used</text:span><text:span text:style-name="T7"> </text:span><text:span text:style-name="T7">for</text:span><text:span text:style-name="T7"> </text:span><text:span text:style-name="T7">the</text:span><text:span text:style-name="T7"> </text:span><text:span text:style-name="T7">prototype</text:span><text:span text:style-name="T7">:</text:span></text:p>
      <text:p text:style-name="P1"><text:tab/></text:p>
      <text:list xml:id="list2882805769273543664" text:style-name="LS1">
        <text:list-item>
          <text:p text:style-name="P15">Freeduino Mega 2560<text:tab/></text:p>
        </text:list-item>
        <text:list-item>
          <text:p text:style-name="P15">Ethernet Shield</text:p>
        </text:list-item>
        <text:list-item>
          <text:p text:style-name="P15">Sensor BMP085 3.3V I2C <text:tab/></text:p>
        </text:list-item>
        <text:list-item>
          <text:p text:style-name="P15">Logic Level Converter</text:p>
        </text:list-item>
        <text:list-item>
          <text:p text:style-name="P15">RTC 5V I2C</text:p>
        </text:list-item>
        <text:list-item>
          <text:p text:style-name="P15">sensor DHT22 5V</text:p>
        </text:list-item>
        <text:list-item>
          <text:p text:style-name="P15">GY-30 <text:tab/>BH1750FVI digital sensor intensity Light, I2C module with 5V LLC implemented</text:p>
        </text:list-item>
        <text:list-item>
          <text:p text:style-name="P15">UVM-30A UV light sensor <text:tab/></text:p>
        </text:list-item>
        <text:list-item>
          <text:p text:style-name="P15">FS1000A RF transmitter 433Mhz 5V antenna (ANT) external welded 17.3cm</text:p>
        </text:list-item>
        <text:list-item>
          <text:p text:style-name="P15">Resistance 4.7K and 2.4K resistor to pull up</text:p>
        </text:list-item>
        <text:list-item>
          <text:p text:style-name="P15">ceramic capacitor 100nF</text:p>
        </text:list-item>
        <text:list-item>
          <text:p text:style-name="P15">Cables dupont</text:p>
        </text:list-item>
        <text:list-item>
          <text:p text:style-name="P15">mini router / repeater signal HX701 (made in china) to use as a wireless bridge between the router and the main weather station (optional and only in case you want to remove the direct ethernet cable)</text:p>
        </text:list-item>
      </text:list>
      <text:p text:style-name="P1"/>
      <text:p text:style-name="P3">The project was born almost for fun, to play with the open source hardware platform Arduino. Certainly not approaching a professional weather station, because the project does not yet provide a rain gauge and an anemometer, but the microcontroller dell'Arduino Mega 2560 not only performs the reading of 4 sensors based, but thanks to these extrapolates some empirical data both climate that bioclimatic.</text:p>
      <text:p text:style-name="P3">Below is a list of the data sent from the weather station.</text:p>
      <text:p text:style-name="P3">Real data sensors:<text:tab/></text:p>
      <text:p text:style-name="P3"/>
      <text:list xml:id="list1191315538222572641" text:style-name="LS2">
        <text:list-item>
          <text:p text:style-name="P16">Date and time of the reading of the sensors<text:tab/></text:p>
        </text:list-item>
        <text:list-item>
          <text:p text:style-name="P16">Temperature <text:tab/>in Celsius <text:span text:style-name="T8">(°</text:span>C), Fahrenheit <text:span text:style-name="T8">(°</text:span>F), Kelvin <text:span text:style-name="T9">(</text:span><text:span text:style-name="T9">K</text:span><text:span text:style-name="T9">)</text:span></text:p>
        </text:list-item>
        <text:list-item>
          <text:p text:style-name="P16">Relative humidity (% RH)</text:p>
        </text:list-item>
        <text:list-item>
          <text:p text:style-name="P16">Atmospheric pressure (Mbar)</text:p>
        </text:list-item>
        <text:list-item>
          <text:p text:style-name="P16">Light intensity (Lux)</text:p>
        </text:list-item>
        <text:list-item>
          <text:p text:style-name="P16">Index UV <text:s/>including the display of its code color, power and warnings</text:p>
        </text:list-item>
      </text:list>
      <text:p text:style-name="P3"/>
      <text:p text:style-name="P3"/>
      <text:p text:style-name="P13"/>
      <text:p text:style-name="P3"><text:soft-page-break/>Empirical data:</text:p>
      <text:p text:style-name="P3"/>
      <text:list xml:id="list631543829708261391" text:style-name="LS3">
        <text:list-item>
          <text:p text:style-name="P17">Heat Index</text:p>
        </text:list-item>
        <text:list-item>
          <text:p text:style-name="P17">Summer Simmer Index, including warnings</text:p>
        </text:list-item>
        <text:list-item>
          <text:p text:style-name="P17">Scharlau Index Wintry including warnings</text:p>
        </text:list-item>
        <text:list-item>
          <text:p text:style-name="P17">Scharlau Index Summer, including warnings</text:p>
        </text:list-item>
        <text:list-item>
          <text:p text:style-name="P17"><text:span text:style-name="T10">Wet</text:span><text:span text:style-name="T10">-</text:span><text:span text:style-name="T10">bulb</text:span><text:span text:style-name="T10"> </text:span><text:span text:style-name="T10">temperature</text:span><text:tab/></text:p>
        </text:list-item>
        <text:list-item>
          <text:p text:style-name="P24">dewpoint</text:p>
        </text:list-item>
        <text:list-item>
          <text:p text:style-name="P17"><text:span text:style-name="T10">Height</text:span><text:span text:style-name="T10"> </text:span><text:span text:style-name="T10">of</text:span><text:span text:style-name="T10"> </text:span><text:span text:style-name="T10">the</text:span><text:span text:style-name="T10"> </text:span><text:span text:style-name="T10">base</text:span><text:span text:style-name="T10"> </text:span><text:span text:style-name="T10">of</text:span><text:span text:style-name="T10"> </text:span><text:span text:style-name="T10">the</text:span><text:span text:style-name="T10"> </text:span><text:span text:style-name="T10">clouds</text:span><text:span text:style-name="T10"> </text:span><text:span text:style-name="T10">cumulus</text:span><text:tab/></text:p>
        </text:list-item>
        <text:list-item>
          <text:p text:style-name="P17"><text:span text:style-name="T10">clouds</text:span><text:span text:style-name="T10"> </text:span><text:span text:style-name="T10">Temperature</text:span></text:p>
        </text:list-item>
      </text:list>
      <text:p text:style-name="P6"/>
      <text:p text:style-name="P3"><text:span text:style-name="T10">To</text:span><text:span text:style-name="T10"> </text:span><text:span text:style-name="T10">display</text:span><text:span text:style-name="T10"> </text:span><text:span text:style-name="T10">all</text:span><text:span text:style-name="T10"> </text:span><text:span text:style-name="T10">the</text:span><text:span text:style-name="T10"> </text:span><text:span text:style-name="T10">data</text:span><text:span text:style-name="T10">, </text:span><text:span text:style-name="T10">their</text:span><text:span text:style-name="T10"> </text:span><text:span text:style-name="T10">storage</text:span><text:span text:style-name="T10"> </text:span><text:span text:style-name="T10">for</text:span><text:span text:style-name="T10"> </text:span><text:span text:style-name="T10">a</text:span><text:span text:style-name="T10"> </text:span><text:span text:style-name="T10">historian</text:span><text:span text:style-name="T10"> </text:span><text:span text:style-name="T10">in</text:span><text:span text:style-name="T10"> </text:span><text:span text:style-name="T10">the</text:span><text:span text:style-name="T10"> </text:span><text:span text:style-name="T10">years</text:span><text:span text:style-name="T10"> </text:span><text:span text:style-name="T10">and</text:span><text:span text:style-name="T10"> </text:span><text:span text:style-name="T10">their</text:span><text:span text:style-name="T10"> </text:span><text:span text:style-name="T10">representation</text:span><text:span text:style-name="T10"> </text:span><text:span text:style-name="T10">in</text:span><text:span text:style-name="T10"> </text:span><text:span text:style-name="T10">the</text:span><text:span text:style-name="T10"> </text:span><text:span text:style-name="T10">form</text:span><text:span text:style-name="T10"> </text:span><text:span text:style-name="T10">of</text:span><text:span text:style-name="T10"> </text:span><text:span text:style-name="T10">graphs</text:span><text:span text:style-name="T10">, </text:span><text:span text:style-name="T10">I</text:span><text:span text:style-name="T10"> </text:span><text:span text:style-name="T10">chose</text:span><text:span text:style-name="T10"> </text:span><text:span text:style-name="T10">the</text:span><text:span text:style-name="T10"> </text:span><text:span text:style-name="T10">online</text:span><text:span text:style-name="T10"> </text:span><text:span text:style-name="T10">platform</text:span><text:span text:style-name="T10"> </text:span><text:span text:style-name="T10">Xively</text:span><text:span text:style-name="T10"> </text:span><text:span text:style-name="T10">LogMeIn</text:span><text:span text:style-name="T10"> .</text:span></text:p>
      <text:p text:style-name="P3"><text:span text:style-name="T10">Xively</text:span><text:span text:style-name="T10"> (</text:span><text:span text:style-name="T10">formerly</text:span><text:span text:style-name="T10"> </text:span><text:span text:style-name="T10">known</text:span><text:span text:style-name="T10"> </text:span><text:span text:style-name="T10">as</text:span><text:span text:style-name="T10"> </text:span><text:span text:style-name="T10">the</text:span><text:span text:style-name="T10"> </text:span><text:span text:style-name="T10">Cosm</text:span><text:span text:style-name="T10"> </text:span><text:span text:style-name="T10">and</text:span><text:span text:style-name="T10"> </text:span><text:span text:style-name="T10">Pachube</text:span><text:span text:style-name="T10">) </text:span><text:span text:style-name="T10">is</text:span><text:span text:style-name="T10"> </text:span><text:span text:style-name="T10">a</text:span><text:span text:style-name="T10"> </text:span><text:span text:style-name="T10">public</text:span><text:span text:style-name="T10"> </text:span><text:span text:style-name="T10">cloud</text:span><text:span text:style-name="T10"> </text:span><text:span text:style-name="T10">specially</text:span><text:span text:style-name="T10"> </text:span><text:span text:style-name="T10">built</text:span><text:span text:style-name="T10"> </text:span><text:span text:style-name="T10">for</text:span><text:span text:style-name="T10"> </text:span><text:span text:style-name="T10">the</text:span><text:span text:style-name="T10"> </text:span><text:span text:style-name="T10">IoT</text:span><text:span text:style-name="T10"> (</text:span><text:span text:style-name="T10">Internet</text:span><text:span text:style-name="T10"> </text:span><text:span text:style-name="T10">of</text:span><text:span text:style-name="T10"> </text:span><text:span text:style-name="T10">Things</text:span><text:span text:style-name="T10">).</text:span></text:p>
      <text:p text:style-name="P3"><text:span text:style-name="T10">Xively</text:span><text:span text:style-name="T10"> </text:span><text:span text:style-name="T10">supports</text:span><text:span text:style-name="T10"> </text:span><text:span text:style-name="T10">many</text:span><text:span text:style-name="T10"> </text:span><text:span text:style-name="T10">software</text:span><text:span text:style-name="T10"> </text:span><text:span text:style-name="T10">and</text:span><text:span text:style-name="T10"> </text:span><text:span text:style-name="T10">hardware</text:span><text:span text:style-name="T10">, </text:span><text:span text:style-name="T10">and</text:span><text:span text:style-name="T10"> </text:span><text:span text:style-name="T10">combinations</text:span><text:span text:style-name="T10"> </text:span><text:span text:style-name="T10">of</text:span><text:span text:style-name="T10"> </text:span><text:span text:style-name="T10">both</text:span><text:span text:style-name="T10">, </text:span><text:span text:style-name="T10">which</text:span><text:span text:style-name="T10"> </text:span><text:span text:style-name="T10">is</text:span><text:span text:style-name="T10"> </text:span><text:span text:style-name="T10">essential</text:span><text:span text:style-name="T10"> </text:span><text:span text:style-name="T10">to</text:span><text:span text:style-name="T10"> </text:span><text:span text:style-name="T10">create</text:span><text:span text:style-name="T10"> </text:span><text:span text:style-name="T10">new</text:span><text:span text:style-name="T10"> </text:span><text:span text:style-name="T10">prototypes</text:span><text:span text:style-name="T10"> </text:span><text:span text:style-name="T10">and</text:span><text:span text:style-name="T10"> </text:span><text:span text:style-name="T10">solutions</text:span><text:span text:style-name="T10">, </text:span><text:span text:style-name="T10">with</text:span><text:span text:style-name="T10"> </text:span><text:span text:style-name="T10">libraries</text:span><text:span text:style-name="T10"> </text:span><text:span text:style-name="T10">officers</text:span><text:span text:style-name="T10"> </text:span><text:span text:style-name="T10">for</text:span><text:span text:style-name="T10"> </text:span><text:span text:style-name="T10">dozens</text:span><text:span text:style-name="T10"> </text:span><text:span text:style-name="T10">of</text:span><text:span text:style-name="T10"> </text:span><text:span text:style-name="T10">languages</text:span><text:span text:style-name="T10"> ​​</text:span><text:span text:style-name="T10">and</text:span><text:span text:style-name="T10"> </text:span><text:span text:style-name="T10">platforms</text:span><text:span text:style-name="T10">, </text:span><text:span text:style-name="T10">including</text:span><text:span text:style-name="T10"> </text:span><text:span text:style-name="T10">Objective</text:span><text:span text:style-name="T10"> </text:span><text:span text:style-name="T10">C</text:span><text:span text:style-name="T10">, </text:span><text:span text:style-name="T10">C</text:span><text:span text:style-name="T10">, </text:span><text:span text:style-name="T10">Java</text:span><text:span text:style-name="T10">, </text:span><text:span text:style-name="T10">JavaScript</text:span><text:span text:style-name="T10">, </text:span><text:span text:style-name="T10">Ruby</text:span><text:span text:style-name="T10"> </text:span><text:span text:style-name="T10">and</text:span><text:span text:style-name="T10"> </text:span><text:span text:style-name="T10">more</text:span><text:span text:style-name="T10">. </text:span><text:span text:style-name="T10">APIs</text:span><text:span text:style-name="T10"> </text:span><text:span text:style-name="T10">Xively</text:span><text:span text:style-name="T10"> </text:span><text:span text:style-name="T10">have</text:span><text:span text:style-name="T10"> </text:span><text:span text:style-name="T10">JSON</text:span><text:span text:style-name="T10"> </text:span><text:span text:style-name="T10">data</text:span><text:span text:style-name="T10"> </text:span><text:span text:style-name="T10">formats</text:span><text:span text:style-name="T10">, </text:span><text:span text:style-name="T10">XML</text:span><text:span text:style-name="T10"> </text:span><text:span text:style-name="T10">and</text:span><text:span text:style-name="T10"> </text:span><text:span text:style-name="T10">CSV</text:span><text:span text:style-name="T10">.</text:span></text:p>
      <text:p text:style-name="P3"><text:span text:style-name="T10">Before</text:span><text:span text:style-name="T10"> </text:span><text:span text:style-name="T10">you</text:span><text:span text:style-name="T10"> </text:span><text:span text:style-name="T10">even</text:span><text:span text:style-name="T10"> </text:span><text:span text:style-name="T10">assemble</text:span><text:span text:style-name="T10"> </text:span><text:span text:style-name="T10">our</text:span><text:span text:style-name="T10"> </text:span><text:span text:style-name="T10">weather</text:span><text:span text:style-name="T10"> </text:span><text:span text:style-name="T10">station</text:span><text:span text:style-name="T10"> </text:span><text:span text:style-name="T10">and</text:span><text:span text:style-name="T10"> </text:span><text:span text:style-name="T10">load</text:span><text:span text:style-name="T10"> </text:span><text:span text:style-name="T10">the</text:span><text:span text:style-name="T10"> </text:span><text:span text:style-name="T10">firmware</text:span><text:span text:style-name="T10"> </text:span><text:span text:style-name="T10">nell</text:span><text:span text:style-name="T10">'</text:span><text:span text:style-name="T10">Arduino</text:span><text:span text:style-name="T10"> </text:span><text:span text:style-name="T10">Mega</text:span><text:span text:style-name="T10"> 2560, </text:span><text:span text:style-name="T10">we</text:span><text:span text:style-name="T10"> </text:span><text:span text:style-name="T10">have</text:span><text:span text:style-name="T10"> </text:span><text:span text:style-name="T10">to</text:span><text:span text:style-name="T10"> </text:span><text:span text:style-name="T10">create</text:span><text:span text:style-name="T10"> </text:span><text:span text:style-name="T10">an</text:span><text:span text:style-name="T10"> </text:span><text:span text:style-name="T10">account</text:span><text:span text:style-name="T10"> </text:span><text:span text:style-name="T10">on</text:span><text:a xlink:type="simple" xlink:href="https://xively.com/signup" text:style-name="Internet_20_link" text:visited-style-name="Visited_20_Internet_20_Link"><text:span text:style-name="T10"> </text:span></text:a><text:a xlink:type="simple" xlink:href="https://xively.com/signup" text:style-name="Internet_20_link" text:visited-style-name="Visited_20_Internet_20_Link"><text:span text:style-name="T14">https</text:span></text:a><text:a xlink:type="simple" xlink:href="https://xively.com/signup" text:style-name="Internet_20_link" text:visited-style-name="Visited_20_Internet_20_Link"><text:span text:style-name="T14">://</text:span></text:a><text:a xlink:type="simple" xlink:href="https://xively.com/signup" text:style-name="Internet_20_link" text:visited-style-name="Visited_20_Internet_20_Link"><text:span text:style-name="T14">xively</text:span></text:a><text:a xlink:type="simple" xlink:href="https://xively.com/signup" text:style-name="Internet_20_link" text:visited-style-name="Visited_20_Internet_20_Link"><text:span text:style-name="T14">.</text:span></text:a><text:a xlink:type="simple" xlink:href="https://xively.com/signup" text:style-name="Internet_20_link" text:visited-style-name="Visited_20_Internet_20_Link"><text:span text:style-name="T14">com</text:span></text:a><text:a xlink:type="simple" xlink:href="https://xively.com/signup" text:style-name="Internet_20_link" text:visited-style-name="Visited_20_Internet_20_Link"><text:span text:style-name="T14">/</text:span></text:a><text:a xlink:type="simple" xlink:href="https://xively.com/signup" text:style-name="Internet_20_link" text:visited-style-name="Visited_20_Internet_20_Link"><text:span text:style-name="T14">signup</text:span></text:a><text:a xlink:type="simple" xlink:href="https://xively.com/signup" text:style-name="Internet_20_link" text:visited-style-name="Visited_20_Internet_20_Link"><text:span text:style-name="T14">.</text:span></text:a></text:p>
      <text:p text:style-name="P3"><text:span text:style-name="T10">Registration</text:span><text:span text:style-name="T10"> </text:span><text:span text:style-name="T10">is</text:span><text:span text:style-name="T10"> </text:span><text:span text:style-name="T10">very</text:span><text:span text:style-name="T10"> </text:span><text:span text:style-name="T10">simple</text:span><text:span text:style-name="T10">, </text:span><text:span text:style-name="T10">and</text:span><text:span text:style-name="T10"> </text:span><text:span text:style-name="T10">asks</text:span><text:span text:style-name="T10"> </text:span><text:span text:style-name="T10">to</text:span><text:span text:style-name="T10"> </text:span><text:span text:style-name="T10">enter</text:span><text:span text:style-name="T10">:</text:span></text:p>
      <text:p text:style-name="P6"/>
      <text:list xml:id="list1497157512288476159" text:style-name="LS4">
        <text:list-item>
          <text:p text:style-name="P18"><text:tab/><text:span text:style-name="T10">NameName</text:span></text:p>
        </text:list-item>
        <text:list-item>
          <text:p text:style-name="P18"><text:tab/><text:span text:style-name="T10">First</text:span><text:span text:style-name="T10"> <text:s/></text:span><text:span text:style-name="T10">Last</text:span></text:p>
        </text:list-item>
        <text:list-item>
          <text:p text:style-name="P18"><text:tab/><text:span text:style-name="T10">Title</text:span></text:p>
        </text:list-item>
        <text:list-item>
          <text:p text:style-name="P18"><text:tab/><text:span text:style-name="T10">Company</text:span><text:span text:style-name="T10"> </text:span><text:span text:style-name="T10">or</text:span><text:span text:style-name="T10"> </text:span><text:span text:style-name="T10">Company</text:span></text:p>
        </text:list-item>
        <text:list-item>
          <text:p text:style-name="P18"><text:tab/><text:span text:style-name="T10">E</text:span><text:span text:style-name="T10">-</text:span><text:span text:style-name="T10">mail</text:span></text:p>
        </text:list-item>
        <text:list-item>
          <text:p text:style-name="P18"><text:tab/><text:span text:style-name="T10">Phone</text:span><text:span text:style-name="T10"> </text:span><text:span text:style-name="T10">number</text:span></text:p>
        </text:list-item>
      </text:list>
      <text:p text:style-name="P6"/>
      <text:p text:style-name="P3"><text:span text:style-name="T10">We</text:span><text:span text:style-name="T10"> </text:span><text:span text:style-name="T10">go</text:span><text:span text:style-name="T10"> </text:span><text:span text:style-name="T10">with</text:span><text:span text:style-name="T10"> </text:span><text:span text:style-name="T10">our</text:span><text:span text:style-name="T10"> </text:span><text:span text:style-name="T10">credentials</text:span><text:span text:style-name="T10"> </text:span><text:span text:style-name="T10">inside</text:span><text:span text:style-name="T10"> </text:span><text:span text:style-name="T10">Xively</text:span><text:span text:style-name="T10">, </text:span><text:span text:style-name="T10">the</text:span><text:span text:style-name="T10"> </text:span><text:span text:style-name="T10">menu</text:span><text:span text:style-name="T10"> </text:span><text:span text:style-name="T10">item</text:span><text:span text:style-name="T10"> "</text:span><text:span text:style-name="T10">Develop</text:span><text:span text:style-name="T10">" </text:span><text:span text:style-name="T10">we</text:span><text:span text:style-name="T10"> </text:span><text:span text:style-name="T10">insert</text:span><text:span text:style-name="T10"> </text:span><text:span text:style-name="T10">our</text:span><text:span text:style-name="T10"> </text:span><text:span text:style-name="T10">first</text:span><text:span text:style-name="T10"> </text:span><text:span text:style-name="T10">prototype</text:span><text:span text:style-name="T10"> </text:span><text:span text:style-name="T10">filling</text:span><text:span text:style-name="T10"> </text:span><text:span text:style-name="T10">the</text:span><text:span text:style-name="T10"> </text:span><text:span text:style-name="T10">following</text:span><text:span text:style-name="T10"> </text:span><text:span text:style-name="T10">fields</text:span><text:span text:style-name="T10">:</text:span></text:p>
      <text:p text:style-name="P6"/>
      <text:list xml:id="list884300184617558527" text:style-name="LS5">
        <text:list-item>
          <text:p text:style-name="P19"><text:tab/><text:span text:style-name="T11">Device</text:span><text:span text:style-name="T10">Name</text:span><text:span text:style-name="T10">,</text:span><text:span text:style-name="T10">the</text:span><text:span text:style-name="T10"> </text:span><text:span text:style-name="T10">name</text:span><text:span text:style-name="T10"> </text:span><text:span text:style-name="T10">for</text:span><text:span text:style-name="T10"> </text:span><text:span text:style-name="T10">the</text:span><text:span text:style-name="T10"> </text:span><text:span text:style-name="T10">device</text:span><text:span text:style-name="T10"> </text:span></text:p>
        </text:list-item>
      </text:list>
      <text:p text:style-name="P3"><text:span text:style-name="T10"><text:s text:c="23"/>(</text:span><text:span text:style-name="T10">ex</text:span><text:span text:style-name="T10">: </text:span><text:span text:style-name="T10">ArduXWeatherStation</text:span><text:span text:style-name="T10"> </text:span><text:span text:style-name="T10">FABRO</text:span><text:span text:style-name="T10">1)</text:span></text:p>
      <text:list xml:id="list34" text:style-name="LS5">
        <text:list-item>
          <text:p text:style-name="P19"><text:tab/><text:span text:style-name="T11">device</text:span><text:span text:style-name="T10">description</text:span><text:span text:style-name="T10">,</text:span><text:span text:style-name="T10">the</text:span><text:span text:style-name="T10"> </text:span><text:span text:style-name="T10">description</text:span><text:span text:style-name="T10"> </text:span><text:span text:style-name="T10">of</text:span><text:span text:style-name="T10"> </text:span><text:span text:style-name="T10">the</text:span><text:span text:style-name="T10"> </text:span><text:span text:style-name="T10">device</text:span></text:p>
        </text:list-item>
        <text:list-item>
          <text:p text:style-name="P19"><text:tab/><text:span text:style-name="T11">Private</text:span><text:span text:style-name="T11"> </text:span><text:span text:style-name="T11">Device</text:span><text:span text:style-name="T10"> </text:span><text:span text:style-name="T10">or</text:span><text:span text:style-name="T10"> </text:span><text:span text:style-name="T11">PublicDevice</text:span><text:span text:style-name="T10"> </text:span><text:span text:style-name="T10">if</text:span><text:span text:style-name="T10"> </text:span><text:span text:style-name="T10">you</text:span><text:span text:style-name="T10"> </text:span><text:span text:style-name="T10">want</text:span><text:span text:style-name="T10"> </text:span><text:span text:style-name="T10">to</text:span><text:span text:style-name="T10"> </text:span><text:span text:style-name="T10">make</text:span><text:span text:style-name="T10"> </text:span><text:span text:style-name="T10">the</text:span><text:span text:style-name="T10"> </text:span><text:span text:style-name="T10">data</text:span><text:span text:style-name="T10"> </text:span><text:span text:style-name="T10">weather</text:span></text:p>
        </text:list-item>
      </text:list>
      <text:p text:style-name="P3"><text:span text:style-name="T10"><text:s text:c="24"/></text:span><text:span text:style-name="T10">public</text:span><text:span text:style-name="T10"> </text:span><text:span text:style-name="T10">or</text:span><text:span text:style-name="T10"> </text:span><text:span text:style-name="T10">private</text:span><text:span text:style-name="T10"> </text:span><text:span text:style-name="T10">station</text:span><text:span text:style-name="T10">.</text:span></text:p>
      <text:p text:style-name="P6"/>
      <text:p text:style-name="P3"><text:span text:style-name="T10">By</text:span><text:span text:style-name="T10"> </text:span><text:span text:style-name="T10">clicking</text:span><text:span text:style-name="T10"> </text:span><text:span text:style-name="T10">on</text:span><text:span text:style-name="T10"> </text:span><text:span text:style-name="T10">the</text:span><text:span text:style-name="T10"> </text:span><text:span text:style-name="T10">device</text:span><text:span text:style-name="T10"> </text:span><text:span text:style-name="T10">just</text:span><text:span text:style-name="T10"> </text:span><text:span text:style-name="T10">created</text:span><text:span text:style-name="T10">, </text:span><text:span text:style-name="T10">we</text:span><text:span text:style-name="T10"> </text:span><text:span text:style-name="T10">can</text:span><text:span text:style-name="T10"> </text:span><text:span text:style-name="T10">see</text:span><text:span text:style-name="T10"> </text:span><text:span text:style-name="T10">a</text:span><text:span text:style-name="T10"> </text:span><text:span text:style-name="T10">lot</text:span><text:span text:style-name="T10"> </text:span><text:span text:style-name="T10">of</text:span><text:span text:style-name="T10"> </text:span><text:span text:style-name="T10">information</text:span><text:span text:style-name="T10">, </text:span><text:span text:style-name="T10">including</text:span><text:span text:style-name="T10">:</text:span><text:tab/></text:p>
      <text:p text:style-name="P3"/>
      <text:list xml:id="list8782903639636816525" text:style-name="LS6">
        <text:list-item>
          <text:p text:style-name="P20"><text:tab/><text:span text:style-name="T11">PublicID</text:span></text:p>
        </text:list-item>
        <text:list-item>
          <text:p text:style-name="P20"><text:tab/><text:span text:style-name="T11">SecrecyProduct</text:span></text:p>
        </text:list-item>
        <text:list-item>
          <text:p text:style-name="P20"><text:tab/><text:span text:style-name="T11">Serial</text:span><text:span text:style-name="T11"> </text:span><text:span text:style-name="T11">Number</text:span></text:p>
        </text:list-item>
        <text:list-item>
          <text:p text:style-name="P20"><text:soft-page-break/><text:tab/><text:span text:style-name="T11">Activation</text:span><text:span text:style-name="T11"> </text:span><text:span text:style-name="T11">Code</text:span></text:p>
        </text:list-item>
        <text:list-item>
          <text:p text:style-name="P20"><text:tab/><text:span text:style-name="T11">ID</text:span><text:span text:style-name="T11"> </text:span><text:span text:style-name="T11">Feed</text:span></text:p>
        </text:list-item>
        <text:list-item>
          <text:p text:style-name="P20"><text:tab/><text:span text:style-name="T11">Feed</text:span><text:span text:style-name="T11"> </text:span><text:span text:style-name="T11">URL</text:span></text:p>
        </text:list-item>
        <text:list-item>
          <text:p text:style-name="P20"><text:tab/><text:span text:style-name="T11">API</text:span><text:span text:style-name="T11"> </text:span><text:span text:style-name="T11">Endpoint</text:span></text:p>
        </text:list-item>
        <text:list-item>
          <text:p text:style-name="P20"><text:tab/><text:span text:style-name="T11">API</text:span><text:span text:style-name="T11"> </text:span><text:span text:style-name="T11">Keys</text:span></text:p>
        </text:list-item>
      </text:list>
      <text:p text:style-name="P7"/>
      <text:p text:style-name="P3"><text:span text:style-name="T10">The</text:span><text:span text:style-name="T10"> </text:span><text:span text:style-name="T10">information</text:span><text:span text:style-name="T10"> </text:span><text:span text:style-name="T10">needed</text:span><text:span text:style-name="T10"> </text:span><text:span text:style-name="T10">to</text:span><text:span text:style-name="T10"> </text:span><text:span text:style-name="T10">configure</text:span><text:span text:style-name="T10"> </text:span><text:span text:style-name="T10">our</text:span><text:span text:style-name="T10"> </text:span><text:span text:style-name="T10">sketch</text:span><text:span text:style-name="T10"> </text:span><text:span text:style-name="T10">for</text:span><text:span text:style-name="T10"> </text:span><text:span text:style-name="T10">Arduino</text:span><text:span text:style-name="T10"> </text:span><text:span text:style-name="T10">are</text:span><text:span text:style-name="T10"> </text:span><text:span text:style-name="T10">two</text:span><text:span text:style-name="T10">, </text:span><text:span text:style-name="T10">the</text:span><text:span text:style-name="T13"> </text:span><text:span text:style-name="T12">Feed</text:span><text:span text:style-name="T12"> </text:span><text:span text:style-name="T12">ID</text:span><text:span text:style-name="T10"> </text:span><text:span text:style-name="T10">and</text:span><text:span text:style-name="T13"> </text:span><text:span text:style-name="T12">API</text:span><text:span text:style-name="T10">Keys</text:span><text:span text:style-name="T10">,</text:span><text:span text:style-name="T10">serve</text:span><text:span text:style-name="T10"> </text:span><text:span text:style-name="T10">both</text:span><text:span text:style-name="T10"> </text:span><text:span text:style-name="T10">to</text:span><text:span text:style-name="T10"> </text:span><text:span text:style-name="T10">identify</text:span><text:span text:style-name="T10"> </text:span><text:span text:style-name="T10">the</text:span><text:span text:style-name="T10"> </text:span><text:span text:style-name="T10">device</text:span><text:span text:style-name="T10"> </text:span><text:span text:style-name="T10">for</text:span><text:span text:style-name="T10"> </text:span><text:span text:style-name="T10">uploading</text:span><text:span text:style-name="T10">, </text:span><text:span text:style-name="T10">downloading</text:span><text:span text:style-name="T10"> </text:span><text:span text:style-name="T10">and</text:span><text:span text:style-name="T10"> </text:span><text:span text:style-name="T10">displaying</text:span><text:span text:style-name="T10"> </text:span><text:span text:style-name="T10">data</text:span><text:span text:style-name="T10"> </text:span><text:span text:style-name="T10">on</text:span><text:span text:style-name="T10"> </text:span><text:span text:style-name="T10">the</text:span><text:span text:style-name="T10"> </text:span><text:span text:style-name="T10">cloud</text:span><text:span text:style-name="T10">. </text:span><text:span text:style-name="T10">Place</text:span><text:span text:style-name="T10"> </text:span><text:span text:style-name="T10">on</text:span><text:span text:style-name="T10"> </text:span><text:span text:style-name="T10">special</text:span><text:span text:style-name="T10"> </text:span><text:span text:style-name="T10">instructions</text:span><text:span text:style-name="T10"> </text:span><text:span text:style-name="T10">of</text:span><text:span text:style-name="T10"> </text:span><text:span text:style-name="T10">the</text:span><text:span text:style-name="T10"> </text:span><text:span text:style-name="T10">library</text:span><text:span text:style-name="T10"> </text:span><text:span text:style-name="T10">for</text:span><text:span text:style-name="T10"> </text:span><text:span text:style-name="T10">Arduino</text:span><text:span text:style-name="T10"> </text:span><text:span text:style-name="T10">Xively</text:span><text:span text:style-name="T10">, </text:span><text:span text:style-name="T10">in</text:span><text:span text:style-name="T10"> </text:span><text:span text:style-name="T10">the</text:span><text:span text:style-name="T10"> </text:span><text:span text:style-name="T10">sketch</text:span><text:span text:style-name="T10"> </text:span><text:span text:style-name="T10">have</text:span><text:span text:style-name="T10"> </text:span><text:span text:style-name="T10">the</text:span><text:span text:style-name="T10"> </text:span><text:span text:style-name="T10">task</text:span><text:span text:style-name="T10"> </text:span><text:span text:style-name="T10">of</text:span><text:span text:style-name="T10"> </text:span><text:span text:style-name="T10">sharing</text:span><text:span text:style-name="T10"> </text:span><text:span text:style-name="T10">with</text:span><text:span text:style-name="T10"> </text:span><text:span text:style-name="T10">the</text:span><text:span text:style-name="T10"> </text:span><text:span text:style-name="T10">world</text:span><text:span text:style-name="T10"> </text:span><text:span text:style-name="T10">outside</text:span><text:span text:style-name="T10"> </text:span><text:span text:style-name="T10">the</text:span><text:span text:style-name="T10"> </text:span><text:span text:style-name="T10">data</text:span><text:span text:style-name="T10"> </text:span><text:span text:style-name="T10">of</text:span><text:span text:style-name="T10"> </text:span><text:span text:style-name="T10">the</text:span><text:span text:style-name="T10"> </text:span><text:span text:style-name="T10">weather</text:span><text:span text:style-name="T10"> </text:span><text:span text:style-name="T10">station</text:span><text:span text:style-name="T10">. </text:span><text:span text:style-name="T10">The</text:span><text:span text:style-name="T10"> </text:span><text:span text:style-name="T10">procedure</text:span><text:span text:style-name="T10"> </text:span><text:span text:style-name="T10">for</text:span><text:span text:style-name="T10"> </text:span><text:span text:style-name="T10">inclusion</text:span><text:span text:style-name="T10"> </text:span><text:span text:style-name="T10">in</text:span><text:span text:style-name="T10"> </text:span><text:span text:style-name="T10">the</text:span><text:span text:style-name="T10"> </text:span><text:span text:style-name="T10">sketch</text:span><text:span text:style-name="T10"> </text:span><text:span text:style-name="T10">we</text:span><text:span text:style-name="T10"> </text:span><text:span text:style-name="T10">will</text:span><text:span text:style-name="T10"> </text:span><text:span text:style-name="T10">see</text:span><text:span text:style-name="T10"> </text:span><text:span text:style-name="T10">shortly</text:span><text:span text:style-name="T10">. </text:span><text:span text:style-name="T10">The</text:span><text:span text:style-name="T10"> </text:span><text:span text:style-name="T10">data</text:span><text:span text:style-name="T10"> </text:span><text:span text:style-name="T10">on</text:span><text:span text:style-name="T10"> </text:span><text:span text:style-name="T10">your</text:span><text:span text:style-name="T10"> </text:span><text:span text:style-name="T10">account</text:span><text:span text:style-name="T10"> </text:span><text:span text:style-name="T10">Xively</text:span><text:span text:style-name="T10">, </text:span><text:span text:style-name="T10">can</text:span><text:span text:style-name="T10"> </text:span><text:span text:style-name="T10">be</text:span><text:span text:style-name="T10"> </text:span><text:span text:style-name="T10">viewed</text:span><text:span text:style-name="T10"> </text:span><text:span text:style-name="T10">in</text:span><text:span text:style-name="T10"> </text:span><text:span text:style-name="T10">many</text:span><text:span text:style-name="T10"> </text:span><text:span text:style-name="T10">ways</text:span><text:span text:style-name="T10">:</text:span></text:p>
      <text:p text:style-name="P6"/>
      <text:list xml:id="list3654062997237192426" text:style-name="LS7">
        <text:list-item>
          <text:p text:style-name="P21"><text:span text:style-name="T10">through</text:span><text:span text:style-name="T10"> </text:span><text:span text:style-name="T10">the</text:span><text:span text:style-name="T10"> </text:span><text:span text:style-name="T10">direct</text:span><text:span text:style-name="T10"> </text:span><text:span text:style-name="T10">link</text:span><text:span text:style-name="T10"> </text:span><text:span text:style-name="T10">to</text:span><text:span text:style-name="T10"> </text:span><text:span text:style-name="T11">Feed</text:span><text:span text:style-name="T11"> </text:span><text:span text:style-name="T11">ID</text:span><text:span text:style-name="T10"> </text:span><text:span text:style-name="T10">as</text:span><text:span text:style-name="T10"> </text:span><text:span text:style-name="T10">for</text:span><text:span text:style-name="T10"> </text:span><text:span text:style-name="T10">ex</text:span><text:span text:style-name="T10">: </text:span><text:span text:style-name="T11">https</text:span><text:span text:style-name="T11">://</text:span><text:span text:style-name="T11">xively</text:span><text:span text:style-name="T11">.</text:span><text:span text:style-name="T11">com</text:span><text:span text:style-name="T11">/</text:span><text:span text:style-name="T11">feeds</text:span><text:span text:style-name="T11">/1198905638</text:span></text:p>
        </text:list-item>
        <text:list-item>
          <text:p text:style-name="P21">via the app for google chrome <text:span text:style-name="T3">Cosm</text:span><text:span text:style-name="T3"> </text:span><text:span text:style-name="T3">Feed</text:span><text:span text:style-name="T3"> </text:span><text:span text:style-name="T3">Viewer</text:span><text:span text:style-name="T3"> </text:span><text:span text:style-name="T3">Extension</text:span> available at chrome store <text:tab/></text:p>
        </text:list-item>
        <text:list-item>
          <text:p text:style-name="P21">via <text:span text:style-name="T3">Xively</text:span><text:span text:style-name="T3"> </text:span><text:span text:style-name="T3">Feed</text:span><text:span text:style-name="T3"> </text:span><text:span text:style-name="T3">Client</text:span> or <text:span text:style-name="T3">Xively</text:span><text:span text:style-name="T3"> </text:span><text:span text:style-name="T3">Viewer</text:span> for Android</text:p>
        </text:list-item>
        <text:list-item>
          <text:p text:style-name="P21">the wonderful app for Apple iOS IoT Monitor Codenize Software Services <text:tab/>Inc</text:p>
        </text:list-item>
      </text:list>
      <text:p text:style-name="P3"/>
      <text:p text:style-name="P3"><text:span text:style-name="T10">The</text:span><text:span text:style-name="T10"> </text:span><text:span text:style-name="T10">station</text:span><text:span text:style-name="T10"> </text:span><text:span text:style-name="T10">also</text:span><text:span text:style-name="T10"> </text:span><text:span text:style-name="T10">broadcasts</text:span><text:span text:style-name="T10"> </text:span><text:span text:style-name="T10">locally</text:span><text:span text:style-name="T10"> </text:span><text:span text:style-name="T10">via</text:span><text:span text:style-name="T10"> </text:span><text:span text:style-name="T10">a</text:span><text:span text:style-name="T10"> </text:span><text:span text:style-name="T10">simple</text:span><text:span text:style-name="T10"> </text:span><text:span text:style-name="T10">form</text:span><text:span text:style-name="T10"> </text:span><text:span text:style-name="T10">RF</text:span><text:span text:style-name="T10"> 433</text:span><text:span text:style-name="T10">Mhz</text:span><text:span text:style-name="T10">, </text:span><text:span text:style-name="T10">sends</text:span><text:span text:style-name="T10"> </text:span><text:span text:style-name="T10">a</text:span><text:span text:style-name="T10"> </text:span><text:span text:style-name="T10">data</text:span><text:span text:style-name="T10"> </text:span><text:span text:style-name="T10">array</text:span><text:span text:style-name="T10"> </text:span><text:span text:style-name="T10">of</text:span><text:span text:style-name="T10"> 11 </text:span><text:span text:style-name="T10">elements</text:span><text:span text:style-name="T10"> </text:span><text:span text:style-name="T10">that</text:span><text:span text:style-name="T10"> </text:span><text:span text:style-name="T10">contain</text:span><text:span text:style-name="T10"> </text:span><text:span text:style-name="T10">only</text:span><text:span text:style-name="T10"> </text:span><text:span text:style-name="T10">data</text:span><text:span text:style-name="T10"> </text:span><text:span text:style-name="T10">essential</text:span><text:span text:style-name="T10"> </text:span><text:span text:style-name="T10">sensors</text:span><text:span text:style-name="T10">, </text:span><text:span text:style-name="T10">then</text:span><text:span text:style-name="T10"> </text:span><text:span text:style-name="T10">the</text:span><text:span text:style-name="T10"> </text:span><text:span text:style-name="T10">receiver</text:span><text:span text:style-name="T10"> </text:span><text:span text:style-name="T10">to</text:span><text:span text:style-name="T10"> </text:span><text:span text:style-name="T10">have</text:span><text:span text:style-name="T10"> </text:span><text:span text:style-name="T10">the</text:span><text:span text:style-name="T10"> </text:span><text:span text:style-name="T10">rest</text:span><text:span text:style-name="T10"> </text:span><text:span text:style-name="T10">of</text:span><text:span text:style-name="T10"> </text:span><text:span text:style-name="T10">the</text:span><text:span text:style-name="T10"> </text:span><text:span text:style-name="T10">data</text:span><text:span text:style-name="T10">, </text:span><text:span text:style-name="T10">the</text:span><text:span text:style-name="T10"> </text:span><text:span text:style-name="T10">sketch</text:span><text:span text:style-name="T10"> </text:span><text:span text:style-name="T10">of</text:span><text:span text:style-name="T10"> </text:span><text:span text:style-name="T10">the</text:span><text:span text:style-name="T10"> </text:span><text:span text:style-name="T10">second</text:span><text:span text:style-name="T10"> </text:span><text:span text:style-name="T10">Arduino</text:span><text:span text:style-name="T10"> </text:span><text:span text:style-name="T10">must</text:span><text:span text:style-name="T10"> </text:span><text:span text:style-name="T10">implement</text:span><text:span text:style-name="T10"> </text:span><text:span text:style-name="T10">new</text:span><text:span text:style-name="T10"> </text:span><text:span text:style-name="T10">algorithms</text:span><text:span text:style-name="T10"> </text:span><text:span text:style-name="T10">necessary</text:span><text:span text:style-name="T10">. </text:span><text:span text:style-name="T10">If</text:span><text:span text:style-name="T10"> </text:span><text:span text:style-name="T10">you</text:span><text:span text:style-name="T10"> </text:span><text:span text:style-name="T10">want</text:span><text:span text:style-name="T10"> </text:span><text:span text:style-name="T10">to</text:span><text:span text:style-name="T10"> </text:span><text:span text:style-name="T10">read</text:span><text:span text:style-name="T10"> </text:span><text:span text:style-name="T10">the</text:span><text:span text:style-name="T10"> </text:span><text:span text:style-name="T10">data</text:span><text:span text:style-name="T10"> </text:span><text:span text:style-name="T10">transmitted</text:span><text:span text:style-name="T10"> </text:span><text:span text:style-name="T10">via</text:span><text:span text:style-name="T10"> </text:span><text:span text:style-name="T10">RF</text:span><text:span text:style-name="T10"> </text:span><text:span text:style-name="T10">module</text:span><text:span text:style-name="T10">, </text:span><text:span text:style-name="T10">we</text:span><text:span text:style-name="T10"> </text:span><text:span text:style-name="T10">have</text:span><text:span text:style-name="T10"> </text:span><text:span text:style-name="T10">to</text:span><text:span text:style-name="T10"> </text:span><text:span text:style-name="T10">have</text:span><text:span text:style-name="T10"> </text:span><text:span text:style-name="T10">these</text:span><text:span text:style-name="T10"> </text:span><text:span text:style-name="T10">materials</text:span><text:span text:style-name="T10">:</text:span></text:p>
      <text:p text:style-name="P3"><text:tab/></text:p>
      <text:list xml:id="list6418283545312641042" text:style-name="LS8">
        <text:list-item>
          <text:p text:style-name="P22">Mega Freeduino 2560<text:tab/></text:p>
        </text:list-item>
        <text:list-item>
          <text:p text:style-name="P22">XD RF-RF-receiver 433Mhz 5V 5V antenna (ANT) external welded 17.3cm</text:p>
        </text:list-item>
        <text:list-item>
          <text:p text:style-name="P22">TFT LCD display 3.2 "with touch panel and SD readercard</text:p>
        </text:list-item>
        <text:list-item>
          <text:p text:style-name="P22">Cablesdupont</text:p>
        </text:list-item>
      </text:list>
      <text:p text:style-name="P3"/>
      <text:p text:style-name="P3"><text:span text:style-name="T10">The</text:span><text:span text:style-name="T10"> </text:span><text:span text:style-name="T10">transmission</text:span><text:span text:style-name="T10"> </text:span><text:span text:style-name="T10">of</text:span><text:span text:style-name="T10"> </text:span><text:span text:style-name="T11">RF</text:span><text:span text:style-name="T11"> </text:span><text:span text:style-name="T11">data</text:span><text:span text:style-name="T11"> </text:span><text:span text:style-name="T11">array</text:span><text:span text:style-name="T10"> </text:span><text:span text:style-name="T10">and</text:span><text:span text:style-name="T10"> </text:span><text:span text:style-name="T10">consists</text:span><text:span text:style-name="T10"> </text:span><text:span text:style-name="T10">of</text:span><text:span text:style-name="T10"> </text:span><text:span text:style-name="T10">the</text:span><text:span text:style-name="T10"> </text:span><text:span text:style-name="T10">information</text:span><text:span text:style-name="T10"> </text:span><text:span text:style-name="T10">set</text:span><text:span text:style-name="T10">:</text:span></text:p>
      <text:p text:style-name="P1"/>
      <text:list xml:id="list6973013340355475362" text:style-name="LS9">
        <text:list-item>
          <text:p text:style-name="P23"><text:span text:style-name="T10">Hour</text:span><text:tab/></text:p>
        </text:list-item>
        <text:list-item>
          <text:p text:style-name="P25">Minute</text:p>
        </text:list-item>
        <text:list-item>
          <text:p text:style-name="P25">Second</text:p>
        </text:list-item>
        <text:list-item>
          <text:p text:style-name="P25">Day</text:p>
        </text:list-item>
        <text:list-item>
          <text:p text:style-name="P25">Month</text:p>
        </text:list-item>
        <text:list-item>
          <text:p text:style-name="P25">Year</text:p>
        </text:list-item>
        <text:list-item>
          <text:p text:style-name="P25">Humidity</text:p>
        </text:list-item>
        <text:list-item>
          <text:p text:style-name="P23"><text:span text:style-name="T10">Temperature</text:span><text:span text:style-name="T10"> </text:span><text:span text:style-name="T10">in</text:span><text:span text:style-name="T10"> </text:span><text:span text:style-name="T10">Celsius</text:span><text:span text:style-name="T10"> </text:span><text:span text:style-name="T8">(° </text:span><text:span text:style-name="T8">C</text:span><text:span text:style-name="T8">)</text:span></text:p>
        </text:list-item>
        <text:list-item>
          <text:p text:style-name="P23">Pressure in Mbar</text:p>
        </text:list-item>
        <text:list-item>
          <text:p text:style-name="P23">Intensity of Light (transformed into <text:span text:style-name="T3">milliphot</text:span> for transmission)</text:p>
        </text:list-item>
        <text:list-item>
          <text:p text:style-name="P23">UV Index</text:p>
        </text:list-item>
      </text:list>
      <text:p text:style-name="P1"/>
      <text:p text:style-name="P3">The sketch to upload to the Arduino according to the project of the "Receiver" you can find it along with the project of the weather station.</text:p>
      <text:p text:style-name="P3"><text:soft-page-break/></text:p>
      <text:p text:style-name="P3"><text:span text:style-name="T15">We</text:span><text:span text:style-name="T15"> </text:span><text:span text:style-name="T15">begin</text:span><text:span text:style-name="T15"> </text:span><text:span text:style-name="T15">to</text:span><text:span text:style-name="T15"> </text:span><text:span text:style-name="T15">configure</text:span><text:span text:style-name="T15"> </text:span><text:span text:style-name="T15">our</text:span><text:span text:style-name="T15"> </text:span><text:span text:style-name="T15">sketch</text:span><text:span text:style-name="T16"> </text:span><text:span text:style-name="T17">ArduXWeatherStation</text:span><text:span text:style-name="T17">.</text:span><text:span text:style-name="T17">ino</text:span><text:span text:style-name="T17">,</text:span><text:span text:style-name="T15"> </text:span><text:span text:style-name="T15">the</text:span><text:span text:style-name="T15"> </text:span><text:span text:style-name="T15">lines</text:span><text:span text:style-name="T15"> </text:span><text:span text:style-name="T15">of</text:span><text:span text:style-name="T15"> </text:span><text:span text:style-name="T15">instructions</text:span><text:span text:style-name="T15"> </text:span><text:span text:style-name="T15">to</text:span><text:span text:style-name="T15"> </text:span><text:span text:style-name="T15">customize</text:span><text:span text:style-name="T15"> </text:span><text:span text:style-name="T15">our</text:span><text:span text:style-name="T15"> </text:span><text:span text:style-name="T15">weather</text:span><text:span text:style-name="T15"> </text:span><text:span text:style-name="T15">station</text:span><text:span text:style-name="T15"> </text:span><text:span text:style-name="T15">are</text:span><text:span text:style-name="T15"> </text:span><text:span text:style-name="T15">as</text:span><text:span text:style-name="T15"> </text:span><text:span text:style-name="T15">follows</text:span><text:span text:style-name="T15">:</text:span></text:p>
      <text:p text:style-name="P8"/>
      <text:p text:style-name="P1"><text:span text:style-name="T15">...</text:span><text:span text:style-name="T18">...</text:span></text:p>
      <text:p text:style-name="P8">....</text:p>
      <text:p text:style-name="P1"><text:span text:style-name="T19">// </text:span><text:span text:style-name="T19">Your</text:span><text:span text:style-name="T19"> </text:span><text:span text:style-name="T19">Xively</text:span><text:span text:style-name="T19"> </text:span><text:span text:style-name="T19">key</text:span><text:span text:style-name="T19"> </text:span><text:span text:style-name="T19">to</text:span><text:span text:style-name="T19"> </text:span><text:span text:style-name="T19">let</text:span><text:span text:style-name="T19"> </text:span><text:span text:style-name="T19">you</text:span><text:span text:style-name="T19"> </text:span><text:span text:style-name="T19">upload</text:span><text:span text:style-name="T19"> </text:span><text:span text:style-name="T19">date</text:span></text:p>
      <text:p text:style-name="P1"><text:span text:style-name="T19">// </text:span><text:span text:style-name="T19">IMPORTANT</text:span><text:span text:style-name="T19"> !! </text:span><text:span text:style-name="T19">Insert</text:span><text:span text:style-name="T19"> </text:span><text:span text:style-name="T19">your</text:span><text:span text:style-name="T19"> </text:span><text:span text:style-name="T19">XIVELY</text:span><text:span text:style-name="T19"> </text:span><text:span text:style-name="T19">ID</text:span><text:span text:style-name="T19"> </text:span><text:span text:style-name="T19">KEY</text:span><text:span text:style-name="T19"> </text:span><text:span text:style-name="T19">in</text:span><text:span text:style-name="T19"> </text:span><text:span text:style-name="T19">the</text:span><text:span text:style-name="T19"> </text:span><text:span text:style-name="T19">variable</text:span><text:span text:style-name="T19"> </text:span><text:span text:style-name="T19">char</text:span><text:span text:style-name="T19"> </text:span><text:span text:style-name="T19">below</text:span></text:p>
      <text:p text:style-name="P1"><text:span text:style-name="T19">// </text:span><text:span text:style-name="T19">IMPORTANT</text:span><text:span text:style-name="T19"> !! </text:span><text:span text:style-name="T19">Insert</text:span><text:span text:style-name="T19"> </text:span><text:span text:style-name="T19">your</text:span><text:span text:style-name="T19"> </text:span><text:span text:style-name="T19">XIVELY</text:span><text:span text:style-name="T19"> </text:span><text:span text:style-name="T19">FEED</text:span><text:span text:style-name="T19"> </text:span><text:span text:style-name="T19">ID</text:span><text:span text:style-name="T19"> </text:span><text:span text:style-name="T19">in</text:span><text:span text:style-name="T19"> </text:span><text:span text:style-name="T19">the</text:span><text:span text:style-name="T19"> </text:span><text:span text:style-name="T19">fuction</text:span><text:span text:style-name="T19"> </text:span><text:span text:style-name="T19">below</text:span></text:p>
      <text:p text:style-name="P1"><text:span text:style-name="T20">#</text:span><text:span text:style-name="T20">define</text:span><text:span text:style-name="T20"> </text:span><text:span text:style-name="T20">apikey</text:span><text:span text:style-name="T20"> "- </text:span><text:span text:style-name="T20">Your</text:span><text:span text:style-name="T20"> </text:span><text:span text:style-name="T20">Xively</text:span><text:span text:style-name="T20"> </text:span><text:span text:style-name="T20">key</text:span><text:span text:style-name="T20"> -" // </text:span><text:span text:style-name="T20">replace</text:span><text:span text:style-name="T20"> </text:span><text:span text:style-name="T20">your</text:span><text:span text:style-name="T20"> </text:span><text:span text:style-name="T20">xively</text:span><text:span text:style-name="T20"> </text:span><text:span text:style-name="T20">api</text:span><text:span text:style-name="T20"> </text:span><text:span text:style-name="T20">key</text:span><text:span text:style-name="T20"> </text:span><text:span text:style-name="T20">here</text:span></text:p>
      <text:p text:style-name="P1">....</text:p>
      <text:p text:style-name="P1">...<text:span text:style-name="T19">.....</text:span></text:p>
      <text:p text:style-name="P9"/>
      <text:p text:style-name="P3"><text:span text:style-name="T15">With</text:span><text:span text:style-name="T15"> </text:span><text:span text:style-name="T15">this</text:span><text:span text:style-name="T15"> </text:span><text:span text:style-name="T15">row</text:span><text:span text:style-name="T15"> </text:span><text:span text:style-name="T15">insert</text:span><text:span text:style-name="T15"> </text:span><text:span text:style-name="T15">the</text:span><text:span text:style-name="T15"> </text:span><text:span text:style-name="T4">API</text:span><text:span text:style-name="T4"> </text:span><text:span text:style-name="T4">Key</text:span><text:span text:style-name="T15"> </text:span><text:span text:style-name="T15">custom</text:span><text:span text:style-name="T15"> </text:span><text:span text:style-name="T15">Xively</text:span><text:span text:style-name="T15"> </text:span><text:span text:style-name="T15">our</text:span><text:span text:style-name="T15"> </text:span><text:span text:style-name="T15">account</text:span><text:span text:style-name="T15">, </text:span><text:span text:style-name="T15">we</text:span><text:span text:style-name="T15"> </text:span><text:span text:style-name="T15">write</text:span><text:span text:style-name="T15"> </text:span><text:span text:style-name="T15">the</text:span><text:span text:style-name="T15"> </text:span><text:span text:style-name="T15">key</text:span><text:span text:style-name="T15"> </text:span><text:span text:style-name="T15">alphanumeric</text:span><text:span text:style-name="T15"> </text:span><text:span text:style-name="T15">assigned</text:span><text:span text:style-name="T15"> </text:span><text:span text:style-name="T15">to</text:span><text:span text:style-name="T15"> </text:span><text:span text:style-name="T15">us</text:span><text:span text:style-name="T15"> </text:span><text:span text:style-name="T15">by</text:span><text:span text:style-name="T15"> </text:span><text:span text:style-name="T15">creating</text:span><text:span text:style-name="T15"> </text:span><text:span text:style-name="T15">the</text:span><text:span text:style-name="T15"> </text:span><text:span text:style-name="T15">device</text:span><text:span text:style-name="T15">.</text:span></text:p>
      <text:p text:style-name="P8"/>
      <text:p text:style-name="P1">.......<text:span text:style-name="T21">..</text:span></text:p>
      <text:p text:style-name="P10"/>
      <text:p text:style-name="P1"><text:span text:style-name="T20">#</text:span><text:span text:style-name="T20">define</text:span><text:span text:style-name="T20"> </text:span><text:span text:style-name="T20">FEEDID</text:span><text:span text:style-name="T20"> 0000000000 // </text:span><text:span text:style-name="T20">replace</text:span><text:span text:style-name="T20"> </text:span><text:span text:style-name="T20">your</text:span><text:span text:style-name="T20"> </text:span><text:span text:style-name="T20">feed</text:span><text:span text:style-name="T20"> </text:span><text:span text:style-name="T20">ID</text:span></text:p>
      <text:p text:style-name="P1">...<text:span text:style-name="T19">..</text:span></text:p>
      <text:p text:style-name="P9"/>
      <text:p text:style-name="P3">In this statement we have to put our <text:span text:style-name="T23">FEEDID</text:span><text:span text:style-name="T23">.</text:span> device <text:s/>Remember that both statements are assigned and can be with drawn from Xively when you create the device weather.</text:p>
      <text:p text:style-name="P3"/>
      <text:p text:style-name="P1">......<text:span text:style-name="T21">..</text:span></text:p>
      <text:p text:style-name="P10">....</text:p>
      <text:p text:style-name="P10">..</text:p>
      <text:p text:style-name="P1"><text:span text:style-name="T22">String</text:span><text:span text:style-name="T22"> </text:span><text:span text:style-name="T22">TIMEZONE</text:span><text:span text:style-name="T22"> = "+0"; // </text:span><text:span text:style-name="T22">Replace</text:span><text:span text:style-name="T22"> </text:span><text:span text:style-name="T22">your</text:span><text:span text:style-name="T22"> </text:span><text:span text:style-name="T22">time</text:span><text:span text:style-name="T22"> </text:span><text:span text:style-name="T22">zone</text:span></text:p>
      <text:p text:style-name="P1">......<text:span text:style-name="T21">..</text:span></text:p>
      <text:p text:style-name="P10"/>
      <text:p text:style-name="P10"/>
      <text:p text:style-name="P3">Another education is to customize the <text:span text:style-name="T4">Time </text:span><text:span text:style-name="T3">Zone.Time is displayed in a world standard, and that is in UTC (Coordinated Universal Time). Adding or subtracting the time zone to UTC time, it has time for our time zone (in Italy we DST UTC +1 winter, because in the summer months use Daylight Savings Time, ie UTC +2) . However, the Time Zone does not fall under any calculation, as the weather station uses the UTC, is only used to display our time </text:span>zone.</text:p>
      <text:p text:style-name="P1"/>
      <text:p text:style-name="P10">....</text:p>
      <text:p text:style-name="P1">...</text:p>
      <text:p text:style-name="P1"><text:span text:style-name="T21">/ * ******** </text:span><text:span text:style-name="T21">NTP</text:span><text:span text:style-name="T21"> </text:span><text:span text:style-name="T21">Server</text:span><text:span text:style-name="T21"> </text:span><text:span text:style-name="T21">Settings</text:span><text:span text:style-name="T21"> ** ******</text:span></text:p>
      <text:p text:style-name="P1"><text:span text:style-name="T21">it</text:span><text:span text:style-name="T21">.</text:span><text:span text:style-name="T21">pool</text:span><text:span text:style-name="T21">.</text:span><text:span text:style-name="T21">ntp</text:span><text:span text:style-name="T21">.</text:span><text:span text:style-name="T21">org</text:span><text:span text:style-name="T21"> </text:span><text:span text:style-name="T21">NTP</text:span><text:span text:style-name="T21"> </text:span><text:span text:style-name="T21">server</text:span></text:p>
      <text:p text:style-name="P1"><text:span text:style-name="T21">(</text:span><text:span text:style-name="T21">Set</text:span><text:span text:style-name="T21"> </text:span><text:span text:style-name="T21">to</text:span><text:span text:style-name="T21"> </text:span><text:span text:style-name="T21">your</text:span><text:span text:style-name="T21"> </text:span><text:span text:style-name="T21">time</text:span><text:span text:style-name="T21"> </text:span><text:span text:style-name="T21">server</text:span><text:span text:style-name="T21"> </text:span><text:span text:style-name="T21">of</text:span><text:span text:style-name="T21"> </text:span><text:span text:style-name="T21">choice</text:span><text:span text:style-name="T21">)</text:span></text:p>
      <text:p text:style-name="P1"><text:span text:style-name="T21">* </text:span><text:span text:style-name="T21">Last</text:span><text:span text:style-name="T21"> </text:span><text:span text:style-name="T21">Updated</text:span><text:span text:style-name="T21"> - </text:span><text:span text:style-name="T21">March</text:span><text:span text:style-name="T21"> 21, 2012</text:span></text:p>
      <text:p text:style-name="P1"><text:span text:style-name="T21">* </text:span><text:span text:style-name="T21">Open</text:span><text:span text:style-name="T21"> </text:span><text:span text:style-name="T21">Ocean</text:span><text:span text:style-name="T21"> </text:span><text:span text:style-name="T21">Reef</text:span><text:span text:style-name="T21"> </text:span><text:span text:style-name="T21">Controller</text:span><text:span text:style-name="T21"> </text:span><text:span text:style-name="T21">by</text:span><text:span text:style-name="T21"> </text:span><text:span text:style-name="T21">Brandon</text:span><text:span text:style-name="T21"> </text:span><text:span text:style-name="T21">Bearden</text:span></text:p>
      <text:p text:style-name="P10">* /</text:p>
      <text:p text:style-name="P1"><text:span text:style-name="T21">IPAddress</text:span><text:span text:style-name="T21"> </text:span><text:span text:style-name="T21">time</text:span><text:span text:style-name="T21"> </text:span><text:span text:style-name="T21">server</text:span><text:span text:style-name="T22">(192,43, 244 ,</text:span><text:span text:style-name="T21">18); <text:tab/>// </text:span><text:span text:style-name="T21">time</text:span><text:span text:style-name="T21">.</text:span><text:span text:style-name="T21">nist</text:span><text:span text:style-name="T21">.</text:span><text:span text:style-name="T21">gov</text:span><text:span text:style-name="T21"> </text:span><text:span text:style-name="T21">NTP</text:span><text:span text:style-name="T21"> </text:span><text:span text:style-name="T21">server</text:span><text:span text:style-name="T21"> (</text:span><text:span text:style-name="T21">fallback</text:span><text:span text:style-name="T21">)</text:span></text:p>
      <text:p text:style-name="P1"><text:soft-page-break/>....</text:p>
      <text:p text:style-name="P1">...<text:span text:style-name="T21">....</text:span></text:p>
      <text:p text:style-name="P10">...</text:p>
      <text:p text:style-name="P1"><text:span text:style-name="T21">// </text:span><text:span text:style-name="T21">Use</text:span><text:span text:style-name="T21"> </text:span><text:span text:style-name="T21">random</text:span><text:span text:style-name="T21"> </text:span><text:span text:style-name="T21">DNS</text:span><text:span text:style-name="T21"> </text:span><text:span text:style-name="T21">servers</text:span><text:span text:style-name="T21"> </text:span><text:span text:style-name="T21">through</text:span></text:p>
      <text:p text:style-name="P1"><text:span text:style-name="T21">const</text:span><text:span text:style-name="T21"> </text:span><text:span text:style-name="T21">char</text:span><text:span text:style-name="T21"> * </text:span><text:span text:style-name="T21">host</text:span><text:span text:style-name="T21"> = </text:span><text:span text:style-name="T22">"</text:span><text:span text:style-name="T22">pool</text:span><text:span text:style-name="T22">.</text:span><text:span text:style-name="T22">ntp</text:span><text:span text:style-name="T22">.</text:span><text:span text:style-name="T22">org</text:span><text:span text:style-name="T22">";</text:span></text:p>
      <text:p text:style-name="P1">...<text:span text:style-name="T21">... ..</text:span></text:p>
      <text:p text:style-name="P1">...</text:p>
      <text:p text:style-name="P1"/>
      <text:p text:style-name="P3">Possible but not necessary unless you have problems, replace the address <text:span text:style-name="T23">IP</text:span><text:span text:style-name="T23"> </text:span><text:span text:style-name="T23">of</text:span><text:span text:style-name="T23"> </text:span><text:span text:style-name="T23">the</text:span><text:span text:style-name="T23"> </text:span><text:span text:style-name="T23">NTP</text:span><text:span text:style-name="T23"> </text:span><text:span text:style-name="T23">server</text:span><text:span text:style-name="T23"> (</text:span><text:span text:style-name="T23">fallback</text:span><text:span text:style-name="T23">)</text:span> and the name <text:span text:style-name="T23">DNS</text:span><text:span text:style-name="T23"> </text:span><text:span text:style-name="T23">of</text:span><text:span text:style-name="T23"> </text:span><text:span text:style-name="T23">the</text:span><text:span text:style-name="T23"> </text:span><text:span text:style-name="T23">NTP</text:span><text:span text:style-name="T23"> </text:span>server, with those of your liking.</text:p>
      <text:p text:style-name="P1"/>
      <text:p text:style-name="P1">...<text:span text:style-name="T21">...</text:span></text:p>
      <text:p text:style-name="P10">.. .</text:p>
      <text:p text:style-name="P1"><text:span text:style-name="T21">// </text:span><text:span text:style-name="T21">Your</text:span><text:span text:style-name="T21"> </text:span><text:span text:style-name="T21">altitude</text:span><text:span text:style-name="T21"> </text:span><text:span text:style-name="T21">in</text:span><text:span text:style-name="T21"> </text:span><text:span text:style-name="T21">meters</text:span><text:span text:style-name="T21"> </text:span><text:span text:style-name="T21">where</text:span><text:span text:style-name="T21"> </text:span><text:span text:style-name="T21">is</text:span><text:span text:style-name="T21"> </text:span><text:span text:style-name="T21">located</text:span><text:span text:style-name="T21"> </text:span><text:span text:style-name="T21">your</text:span><text:span text:style-name="T21"> </text:span><text:span text:style-name="T21">own</text:span><text:span text:style-name="T21"> </text:span><text:span text:style-name="T21">weather</text:span><text:span text:style-name="T21"> </text:span><text:span text:style-name="T21">station</text:span></text:p>
      <text:p text:style-name="P1"><text:span text:style-name="T21">// </text:span><text:span text:style-name="T21">IMPORTANT</text:span><text:span text:style-name="T21"> !! </text:span><text:span text:style-name="T21">Insert</text:span><text:span text:style-name="T21"> </text:span><text:span text:style-name="T21">your</text:span><text:span text:style-name="T21"> </text:span><text:span text:style-name="T21">geographical</text:span><text:span text:style-name="T21"> </text:span><text:span text:style-name="T21">altitude</text:span><text:span text:style-name="T21"> </text:span><text:span text:style-name="T21">weather</text:span><text:span text:style-name="T21"> </text:span><text:span text:style-name="T21">station</text:span><text:span text:style-name="T21"> </text:span><text:span text:style-name="T21">in</text:span><text:span text:style-name="T21"> </text:span><text:span text:style-name="T21">meters</text:span><text:span text:style-name="T21"> </text:span><text:span text:style-name="T21">for</text:span><text:span text:style-name="T21"> </text:span><text:span text:style-name="T21">setting</text:span><text:span text:style-name="T21"> </text:span><text:span text:style-name="T21">BMP</text:span><text:span text:style-name="T21">085</text:span></text:p>
      <text:p text:style-name="P1"><text:span text:style-name="T21">// </text:span><text:span text:style-name="T21">IMPORTANT</text:span><text:span text:style-name="T21"> !! </text:span><text:span text:style-name="T21">To</text:span><text:span text:style-name="T21"> </text:span><text:span text:style-name="T21">get</text:span><text:span text:style-name="T21"> </text:span><text:span text:style-name="T21">correct</text:span><text:span text:style-name="T21"> </text:span><text:span text:style-name="T21">values</text:span><text:span text:style-name="T21"> ​​</text:span><text:span text:style-name="T21">you</text:span><text:span text:style-name="T21"> </text:span><text:span text:style-name="T21">MUST</text:span><text:span text:style-name="T21"> </text:span><text:span text:style-name="T21">CHANGE</text:span><text:span text:style-name="T21"> </text:span><text:span text:style-name="T21">init</text:span><text:span text:style-name="T21"> () </text:span><text:span text:style-name="T21">parameters</text:span><text:span text:style-name="T21">,</text:span><text:span text:style-name="T21">in</text:span></text:p>
      <text:p text:style-name="P1"><text:span text:style-name="T21">for</text:span><text:span text:style-name="T21"> </text:span><text:span text:style-name="T21">example</text:span><text:span text:style-name="T21">// </text:span><text:span text:style-name="T21">insert</text:span><text:span text:style-name="T21"> 364</text:span><text:span text:style-name="T21">m</text:span><text:span text:style-name="T21"> (</text:span><text:span text:style-name="T21">Locate</text:span><text:span text:style-name="T21"> </text:span><text:span text:style-name="T21">in</text:span><text:span text:style-name="T21"> </text:span><text:span text:style-name="T21">Fabro</text:span><text:span text:style-name="T21"> (</text:span><text:span text:style-name="T21">TR</text:span><text:span text:style-name="T21">) </text:span><text:span text:style-name="T21">ITALY</text:span><text:span text:style-name="T21">) </text:span><text:span text:style-name="T21">based</text:span><text:span text:style-name="T21"> </text:span><text:span text:style-name="T21">on</text:span><text:span text:style-name="T21"> </text:span><text:span text:style-name="T21">GPS</text:span><text:span text:style-name="T21"> </text:span><text:span text:style-name="T21">data</text:span><text:span text:style-name="T21"> </text:span><text:span text:style-name="T21">for</text:span><text:span text:style-name="T21"> </text:span><text:span text:style-name="T21">my</text:span><text:span text:style-name="T21"> </text:span><text:span text:style-name="T21">location</text:span><text:span text:style-name="T21">.</text:span></text:p>
      <text:p text:style-name="P1"><text:span text:style-name="T21">// </text:span><text:span text:style-name="T21">Long</text:span><text:span text:style-name="T21"> </text:span><text:span text:style-name="T21">ALTITUDE</text:span><text:span text:style-name="T21"> = 364</text:span></text:p>
      <text:p text:style-name="P1"><text:span text:style-name="T22">long ALTITUDE= 000; // Replace your altitude in meters</text:span></text:p>
      <text:p text:style-name="P1">....</text:p>
      <text:p text:style-name="P9"/>
      <text:p text:style-name="P3">Located in <text:span text:style-name="T3">Setup</text:span>(), with the line above initializes the pressure sensor BMP085 with the geographical height in <text:span text:style-name="T3">meters</text:span><text:span text:style-name="T3"> (</text:span><text:span text:style-name="T3">M</text:span><text:span text:style-name="T3">)</text:span> of our weather station, which is essential to have an optimal measurement of the atmospheric pressure in <text:span text:style-name="T3">millibars</text:span><text:span text:style-name="T3">.</text:span></text:p>
      <text:p text:style-name="P3">He concluded these changes to the sketch, we can compile and load sull'Arduino Mega 2560.</text:p>
      <text:p text:style-name="P3">To connect to the hardware level sensors and ethernet shield, refer to the file <text:span text:style-name="T5">ArduXWeatherStation</text:span><text:span text:style-name="T5">.</text:span><text:span text:style-name="T5">pdf</text:span><text:span text:style-name="T5"> </text:span>or the project file Fritzing <text:span text:style-name="T5">ArduXWeatherStation</text:span><text:span text:style-name="T5">.</text:span><text:span text:style-name="T5">fzz</text:span><text:span text:style-name="T5">.</text:span></text:p>
      <text:p text:style-name="P11"/>
      <text:p text:style-name="P3">On the meteorological station, we will find our account Xively, as well as the reading of the sensors and the calculations of the various algorithms bioclimatic, a field named<text:a xlink:type="simple" xlink:href="https://xively.com/develop/W_WSJAHcNQZa7QNS6bQk#" text:style-name="Internet_20_link" text:visited-style-name="Visited_20_Internet_20_Link"><text:span text:style-name="T7"> </text:span></text:a><text:a xlink:type="simple" xlink:href="https://xively.com/develop/W_WSJAHcNQZa7QNS6bQk#" text:style-name="Internet_20_link" text:visited-style-name="Visited_20_Internet_20_Link"><text:span text:style-name="T24">V</text:span></text:a><text:a xlink:type="simple" xlink:href="https://xively.com/develop/W_WSJAHcNQZa7QNS6bQk#" text:style-name="Internet_20_link" text:visited-style-name="Visited_20_Internet_20_Link"><text:span text:style-name="T24">__</text:span></text:a><text:a xlink:type="simple" xlink:href="https://xively.com/develop/W_WSJAHcNQZa7QNS6bQk#" text:style-name="Internet_20_link" text:visited-style-name="Visited_20_Internet_20_Link"><text:span text:style-name="T24">WEATHER</text:span></text:a><text:a xlink:type="simple" xlink:href="https://xively.com/develop/W_WSJAHcNQZa7QNS6bQk#" text:style-name="Internet_20_link" text:visited-style-name="Visited_20_Internet_20_Link"><text:span text:style-name="T24">_</text:span></text:a><text:a xlink:type="simple" xlink:href="https://xively.com/develop/W_WSJAHcNQZa7QNS6bQk#" text:style-name="Internet_20_link" text:visited-style-name="Visited_20_Internet_20_Link"><text:span text:style-name="T24">INFORMATION</text:span></text:a><text:a xlink:type="simple" xlink:href="https://xively.com/develop/W_WSJAHcNQZa7QNS6bQk#" text:style-name="Internet_20_link" text:visited-style-name="Visited_20_Internet_20_Link"><text:span text:style-name="T24">_</text:span></text:a><text:a xlink:type="simple" xlink:href="https://xively.com/develop/W_WSJAHcNQZa7QNS6bQk#" text:style-name="Internet_20_link" text:visited-style-name="Visited_20_Internet_20_Link"><text:span text:style-name="T24">AND</text:span></text:a><text:a xlink:type="simple" xlink:href="https://xively.com/develop/W_WSJAHcNQZa7QNS6bQk#" text:style-name="Internet_20_link" text:visited-style-name="Visited_20_Internet_20_Link"><text:span text:style-name="T24">_</text:span></text:a><text:a xlink:type="simple" xlink:href="https://xively.com/develop/W_WSJAHcNQZa7QNS6bQk#" text:style-name="Internet_20_link" text:visited-style-name="Visited_20_Internet_20_Link"><text:span text:style-name="T24">ALARMS</text:span></text:a><text:a xlink:type="simple" xlink:href="https://xively.com/develop/W_WSJAHcNQZa7QNS6bQk#" text:style-name="Internet_20_link" text:visited-style-name="Visited_20_Internet_20_Link"><text:span text:style-name="T24">,</text:span></text:a>this field can be edited freely Xively, and is used to insert warnings weather, earthquakes or tsunami warnings and so on ....</text:p>
      <text:p text:style-name="P1"/>
      <text:p text:style-name="P1">© 2015 ArduXWeatherStation of Massimiliano Neri</text:p>
      <text:p text:style-name="P1">Email: icnmfabro@gmail.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Massimiliano Neri</dc:creator>
    <meta:editing-cycles>3</meta:editing-cycles>
    <dc:date>2015-02-01T17:37:12.39</dc:date>
    <meta:editing-duration>PT2M26S</meta:editing-duration>
    <meta:document-statistic meta:table-count="0" meta:image-count="0" meta:object-count="0" meta:page-count="5" meta:paragraph-count="140" meta:word-count="1345" meta:character-count="7865"/>
  </office:meta>
</office:document-meta>
</file>